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9000007D07026D1DD9AEC4E44.png" manifest:media-type="image/png"/>
  <manifest:file-entry manifest:full-path="Pictures/1000020100000280000001E0CCBBCCBEC27D1CC4.png" manifest:media-type="image/png"/>
  <manifest:file-entry manifest:full-path="Pictures/10000201000000C8000000C891E9E2564E19678D.png" manifest:media-type="image/png"/>
  <manifest:file-entry manifest:full-path="Pictures/100002010000020200000258CDC1E963E9847513.png" manifest:media-type="image/png"/>
  <manifest:file-entry manifest:full-path="Pictures/10000201000000800000008019789C66932A4D82.png" manifest:media-type="image/png"/>
  <manifest:file-entry manifest:full-path="Pictures/100002010000004B00000020D61B2B231453413A.png" manifest:media-type="image/png"/>
  <manifest:file-entry manifest:full-path="Pictures/10000201000007D0000005CE34288EB6165E419F.png" manifest:media-type="image/png"/>
  <manifest:file-entry manifest:full-path="Pictures/100002010000007E0000007C299067CE5047823E.png" manifest:media-type="image/png"/>
  <manifest:file-entry manifest:full-path="Pictures/10000C3900000000000000005E882449E964E193.svg" manifest:media-type="image/svg+xml"/>
  <manifest:file-entry manifest:full-path="Pictures/10000201000000FA000000FAEB1B085532A82974.png" manifest:media-type="image/png"/>
  <manifest:file-entry manifest:full-path="Pictures/1000020100000798000007D0656E90578BB7FE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Linux Libertine Display O" svg:font-family="'Linux Libertine Display O'" style:font-pitch="variable"/>
    <style:font-face style:name="Linux Libertine Display O1" svg:font-family="'Linux Libertine Display O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596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2.868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3.94cm"/>
      <style:paragraph-properties style:writing-mode="lr-tb"/>
    </style:style>
    <style:style style:name="gr7" style:family="graphic" style:parent-style-name="standard">
      <style:graphic-properties svg:stroke-width="0.106cm" svg:stroke-color="#ff0000" draw:marker-start-width="0.359cm" draw:marker-end="" draw:marker-end-width="0.359cm" svg:stroke-linecap="round" draw:fill="none" draw:textarea-horizontal-align="justify" draw:textarea-vertical-align="middle" draw:auto-grow-height="false" fo:min-height="4.195cm" fo:min-width="14.867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64cm" fo:min-width="4.642cm"/>
      <style:paragraph-properties style:writing-mode="lr-tb"/>
    </style:style>
    <style:style style:name="gr9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446cm" fo:min-width="1.484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3.3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16.51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6.9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11.18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14cm" fo:min-width="11.184cm"/>
      <style:paragraph-properties style:writing-mode="lr-tb"/>
    </style:style>
    <style:style style:name="gr16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0.575cm" fo:min-width="1.852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50pt"/>
    </style:style>
    <style:style style:name="P7" style:family="paragraph">
      <style:paragraph-properties fo:text-align="center" style:writing-mode="lr-tb"/>
      <style:text-properties fo:font-variant="small-caps" fo:color="#c9211e" style:font-name="Linux Libertine Display O1" fo:font-size="40pt" style:font-size-asian="40pt" style:font-size-complex="40pt"/>
    </style:style>
    <style:style style:name="P8" style:family="paragraph">
      <loext:graphic-properties draw:fill="none"/>
      <style:paragraph-properties fo:text-align="center" style:writing-mode="lr-tb"/>
      <style:text-properties fo:font-variant="small-caps" fo:color="#c9211e" style:font-name="Linux Libertine Display O1" fo:font-size="40pt" style:font-size-asian="40pt" style:font-size-complex="40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5pt"/>
    </style:style>
    <style:style style:name="T2" style:family="text">
      <style:text-properties fo:font-size="50pt"/>
    </style:style>
    <style:style style:name="T3" style:family="text">
      <style:text-properties fo:font-variant="small-caps" fo:color="#c9211e" style:font-name="Linux Libertine Display O1" fo:font-size="40pt" style:font-size-asian="40pt" style:font-size-complex="40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823cm" svg:height="3.933cm" svg:x="21.21cm" svg:y="4.459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xml:id="id4" draw:id="id4" draw:layer="layout" svg:width="3.823cm" svg:height="3.933cm" svg:x="21.211cm" svg:y="12.96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draw:layer="layout" svg:width="0.001cm" svg:height="0.001cm" svg:x="20.159cm" svg:y="12.107cm">
          <draw:image xlink:href="Pictures/10000C3900000000000000005E882449E964E193.svg" xlink:type="simple" xlink:show="embed" xlink:actuate="onLoad" loext:mime-type="image/svg+xml">
            <text:p/>
          </draw:image>
        </draw:frame>
        <draw:frame draw:style-name="gr1" draw:text-style-name="P1" draw:layer="layout" svg:width="0.001cm" svg:height="0.001cm" svg:x="12.483cm" svg:y="12.54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2" draw:text-style-name="P2" draw:layer="layout" svg:width="6.096cm" svg:height="2.032cm" svg:x="7.126cm" svg:y="5.217cm">
          <text:p text:style-name="P2">@alice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096cm" svg:height="2.032cm" svg:x="7.126cm" svg:y="5.217cm">
          <text:p text:style-name="P2">@alice:matrix.org</text:p>
          <text:p text:style-name="P2">(mod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096cm" svg:height="2.032cm" svg:x="7.096cm" svg:y="7.985cm">
          <text:p text:style-name="P2">@bob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096cm" svg:height="2.032cm" svg:x="7.096cm" svg:y="14.488cm">
          <text:p text:style-name="P2">@clara:fosdem.or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36cm" svg:height="1.905cm" svg:x="23.351cm" svg:y="13.599cm">
          <draw:image xlink:href="Pictures/100002010000007E0000007C299067CE5047823E.png" xlink:type="simple" xlink:show="embed" xlink:actuate="onLoad" loext:mime-type="image/png">
            <text:p/>
          </draw:image>
        </draw:frame>
        <draw:frame draw:style-name="gr1" draw:text-style-name="P1" draw:layer="layout" svg:width="1.983cm" svg:height="0.846cm" svg:x="23.255cm" svg:y="5.344cm">
          <draw:image xlink:href="Pictures/100002010000004B00000020D61B2B231453413A.png" xlink:type="simple" xlink:show="embed" xlink:actuate="onLoad" loext:mime-type="image/png">
            <text:p/>
          </draw:image>
        </draw:frame>
        <draw:connector draw:style-name="gr3" draw:text-style-name="P3" draw:layer="layout" draw:type="line" svg:x1="13.222cm" svg:y1="6.233cm" svg:x2="21.21cm" svg:y2="6.425cm" draw:start-shape="id1" draw:start-glue-point="1" draw:end-shape="id2" draw:end-glue-point="3" svg:d="M13222 6233l7988 192" svg:viewBox="0 0 7989 193">
          <text:p/>
        </draw:connector>
        <draw:connector draw:style-name="gr4" draw:text-style-name="P3" draw:layer="layout" draw:type="line" svg:x1="21.21cm" svg:y1="6.425cm" svg:x2="13.192cm" svg:y2="9.001cm" draw:start-shape="id2" draw:start-glue-point="3" draw:end-shape="id3" draw:end-glue-point="1" svg:d="M21210 6425l-8018 2576" svg:viewBox="0 0 8019 2577">
          <text:p/>
        </draw:connector>
        <draw:connector draw:style-name="gr4" draw:text-style-name="P3" draw:layer="layout" draw:type="line" svg:x1="23.121cm" svg:y1="8.392cm" svg:x2="23.122cm" svg:y2="12.968cm" draw:start-shape="id2" draw:start-glue-point="2" draw:end-shape="id4" draw:end-glue-point="0" svg:d="M23121 8392l1 4576" svg:viewBox="0 0 2 4577">
          <text:p/>
        </draw:connector>
        <draw:connector draw:style-name="gr4" draw:text-style-name="P3" draw:layer="layout" draw:type="line" svg:x1="21.211cm" svg:y1="14.934cm" svg:x2="13.192cm" svg:y2="15.504cm" draw:start-shape="id4" draw:start-glue-point="3" draw:end-shape="id5" draw:end-glue-point="1" svg:d="M21211 14934l-8019 570" svg:viewBox="0 0 8020 571">
          <text:p/>
        </draw:connector>
        <draw:frame draw:style-name="gr1" draw:text-style-name="P1" draw:layer="layout" svg:width="5.882cm" svg:height="5.882cm" svg:x="2.484cm" svg:y="3.286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667cm" svg:height="2.667cm" svg:x="4.048cm" svg:y="14.081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2.086cm" svg:height="2.086cm" svg:x="4.302cm" svg:y="7.931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5" draw:text-style-name="P2" draw:layer="layout" svg:width="23.368cm" svg:height="0.889cm" svg:x="3.286cm" svg:y="2.397cm">
          <text:p text:style-name="P2">One room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6.096cm" svg:height="2.032cm" svg:x="7.096cm" svg:y="10.731cm">
          <text:p text:style-name="P4"><text:span text:style-name="T1">@marvin:matrix.org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08cm" svg:height="4.19cm" svg:x="2.778cm" svg:y="9.636cm">
          <draw:text-box>
            <text:p text:style-name="P5"><text:span text:style-name="T2">😈</text:span></text:p>
          </draw:text-box>
        </draw:frame>
        <draw:connector draw:style-name="gr4" draw:text-style-name="P3" draw:layer="layout" draw:type="line" svg:x1="21.219cm" svg:y1="6.42cm" svg:x2="13.192cm" svg:y2="11.747cm" draw:end-shape="id6" draw:end-glue-point="1" svg:d="M21219 6420l-8027 5327" svg:viewBox="0 0 8028 5328">
          <text:p/>
        </draw:connector>
      </draw:page>
      <draw:page draw:name="page2" draw:style-name="dp2" draw:master-page-name="Default">
        <draw:frame draw:style-name="gr1" draw:text-style-name="P1" draw:layer="layout" svg:width="16.932cm" svg:height="12.699cm" svg:x="6.456cm" svg:y="4.207cm">
          <draw:image xlink:href="Pictures/1000020100000280000001E0CCBBCCBEC27D1CC4.png" xlink:type="simple" xlink:show="embed" xlink:actuate="onLoad" loext:mime-type="image/png">
            <text:p/>
          </draw:image>
        </draw:frame>
      </draw:page>
      <draw:page draw:name="page3" draw:style-name="dp2" draw:master-page-name="Default">
        <draw:custom-shape draw:style-name="gr7" draw:text-style-name="P8" draw:layer="layout" svg:width="15.367cm" svg:height="4.445cm" draw:transform="skewX (-5.45221924248644E-017) rotate (0.296705972839036) translate (5.134cm 8.47cm)">
          <text:p text:style-name="P7"><text:span text:style-name="T3">Not Standar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3.225cm" svg:height="3.318cm" svg:x="16.237cm" svg:y="6.0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3.225cm" svg:height="3.318cm" svg:x="16.238cm" svg:y="13.25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draw:layer="layout" svg:width="1.796cm" svg:height="0.633cm" svg:x="15.351cm" svg:y="12.532cm">
          <draw:image xlink:href="Pictures/10000C3900000000000000005E882449E964E193.svg" xlink:type="simple" xlink:show="embed" xlink:actuate="onLoad" loext:mime-type="image/svg+xml">
            <text:p/>
          </draw:image>
        </draw:frame>
        <draw:frame draw:style-name="gr1" draw:text-style-name="P1" draw:layer="layout" svg:width="2.809cm" svg:height="0.893cm" svg:x="10.987cm" svg:y="10.787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8" draw:text-style-name="P9" draw:layer="layout" svg:width="5.142cm" svg:height="1.714cm" svg:x="6.468cm" svg:y="4.61cm">
          <text:p text:style-name="P9"><text:span text:style-name="T4">@alice:matrix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142cm" svg:height="1.714cm" svg:x="6.468cm" svg:y="4.61cm">
          <text:p text:style-name="P4"><text:span text:style-name="T1">@alice:matrix.org</text:span><text:span text:style-name="T1"><text:line-break/></text:span><text:span text:style-name="T1">(mod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142cm" svg:height="1.714cm" svg:x="6.461cm" svg:y="7.288cm">
          <text:p text:style-name="P4"><text:span text:style-name="T1">@bob:matrix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5.142cm" svg:height="1.714cm" svg:x="6.461cm" svg:y="14.455cm">
          <text:p text:style-name="P4"><text:span text:style-name="T1">@clara:fosdem.org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" draw:id="id9" draw:layer="layout" svg:width="1.634cm" svg:height="1.607cm" svg:x="18.043cm" svg:y="13.79cm">
          <draw:image xlink:href="Pictures/100002010000007E0000007C299067CE5047823E.png" xlink:type="simple" xlink:show="embed" xlink:actuate="onLoad" loext:mime-type="image/png">
            <text:p/>
          </draw:image>
        </draw:frame>
        <draw:frame draw:style-name="gr1" draw:text-style-name="P1" draw:layer="layout" svg:width="1.673cm" svg:height="0.713cm" svg:x="17.962cm" svg:y="6.827cm">
          <draw:image xlink:href="Pictures/100002010000004B00000020D61B2B231453413A.png" xlink:type="simple" xlink:show="embed" xlink:actuate="onLoad" loext:mime-type="image/png">
            <text:p/>
          </draw:image>
        </draw:frame>
        <draw:frame draw:style-name="gr1" draw:text-style-name="P1" draw:layer="layout" svg:width="5.579cm" svg:height="5.58cm" svg:x="2.397cm" svg:y="2.79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464cm" svg:height="2.464cm" svg:x="3.911cm" svg:y="14.03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1.999cm" svg:height="1.999cm" svg:x="4.111cm" svg:y="7.114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8" draw:text-style-name="P4" draw:layer="layout" svg:width="5.142cm" svg:height="1.714cm" svg:x="6.461cm" svg:y="9.838cm">
          <text:p text:style-name="P4"><text:span text:style-name="T1">@marvin:matrix.org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1.603cm" svg:y1="15.312cm" svg:x2="16.238cm" svg:y2="14.917cm" draw:start-shape="id7" draw:start-glue-point="1" draw:end-shape="id8" draw:end-glue-point="3" svg:d="M11603 15312l4635-395" svg:viewBox="0 0 4636 396">
          <text:p/>
        </draw:connector>
        <draw:custom-shape draw:style-name="gr10" draw:text-style-name="P2" draw:layer="layout" svg:width="2.142cm" svg:height="0.75cm" svg:x="12.228cm" svg:y="4.363cm">
          <text:p text:style-name="P2">...</text:p>
          <draw:enhanced-geometry svg:viewBox="0 0 21600 21600" draw:text-areas="800 800 20800 20800" draw:type="round-rectangular-callout" draw:modifiers="-5382.36117592161 31263.9147802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2.142cm" svg:height="0.75cm" svg:x="12.335cm" svg:y="14.005cm">
          <text:p text:style-name="P10"><text:span text:style-name="T5">Help!</text:span></text:p>
          <draw:enhanced-geometry svg:viewBox="0 0 21600 21600" draw:text-areas="800 800 20800 20800" draw:type="round-rectangular-callout" draw:modifiers="-4858.23611759216 37792.809587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3" draw:layer="layout" draw:type="line" svg:x1="18.86cm" svg:y1="15.397cm" svg:x2="21.881cm" svg:y2="14.923cm" draw:start-shape="id9" draw:start-glue-point="2" svg:d="M18860 15397l3021-474" svg:viewBox="0 0 3022 475">
          <text:p/>
        </draw:connector>
        <draw:custom-shape draw:style-name="gr11" draw:text-style-name="P4" draw:layer="layout" svg:width="3.872cm" svg:height="0.889cm" svg:x="22.02cm" svg:y="14.335cm">
          <text:p text:style-name="P4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142cm" svg:height="0.75cm" svg:x="26.4cm" svg:y="13.458cm">
          <text:p text:style-name="P10"><text:span text:style-name="T5">Wat?</text:span></text:p>
          <draw:enhanced-geometry svg:viewBox="0 0 21600 21600" draw:text-areas="800 800 20800 20800" draw:type="round-rectangular-callout" draw:modifiers="-4858.23611759216 37792.809587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17.018cm" svg:height="0.889cm" svg:x="3.286cm" svg:y="2.397cm">
          <text:p text:style-name="P2">One room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.462cm" svg:height="0.889cm" svg:x="20.843cm" svg:y="2.397cm">
          <text:p text:style-name="P2">Homeserver admins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72cm" svg:height="0.889cm" svg:x="22.02cm" svg:y="6.935cm">
          <text:p text:style-name="P4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42cm" svg:height="0.75cm" svg:x="26.36cm" svg:y="6.04cm">
          <text:p text:style-name="P2">...</text:p>
          <draw:enhanced-geometry svg:viewBox="0 0 21600 21600" draw:text-areas="800 800 20800 20800" draw:type="round-rectangular-callout" draw:modifiers="-4858.23611759216 37792.809587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5.08cm" svg:height="4.19cm" svg:x="2.524cm" svg:y="8.494cm">
          <draw:text-box>
            <text:p text:style-name="P5"><text:span text:style-name="T2">😈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.809cm" svg:height="0.893cm" svg:x="10.987cm" svg:y="10.787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8" draw:text-style-name="P9" draw:layer="layout" svg:width="5.142cm" svg:height="1.714cm" svg:x="6.468cm" svg:y="4.61cm">
          <text:p text:style-name="P9"><text:span text:style-name="T4">@alice:matrix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142cm" svg:height="1.714cm" svg:x="6.468cm" svg:y="4.61cm">
          <text:p text:style-name="P4"><text:span text:style-name="T1">@alice:matrix.org</text:span><text:span text:style-name="T1"><text:line-break/></text:span><text:span text:style-name="T1">(mod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142cm" svg:height="1.714cm" svg:x="6.461cm" svg:y="7.288cm">
          <text:p text:style-name="P4"><text:span text:style-name="T1">@bob:matrix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" draw:id="id10" draw:layer="layout" svg:width="5.142cm" svg:height="1.714cm" svg:x="6.461cm" svg:y="14.455cm">
          <text:p text:style-name="P4"><text:span text:style-name="T1">@clara:fosdem.or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579cm" svg:height="5.58cm" svg:x="2.397cm" svg:y="2.79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464cm" svg:height="2.464cm" svg:x="3.911cm" svg:y="14.03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1.999cm" svg:height="1.999cm" svg:x="4.111cm" svg:y="7.114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8" draw:text-style-name="P4" draw:layer="layout" svg:width="5.142cm" svg:height="1.714cm" svg:x="6.461cm" svg:y="9.838cm">
          <text:p text:style-name="P4"><text:span text:style-name="T1">@marvin:matrix.or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42cm" svg:height="0.75cm" svg:x="12.228cm" svg:y="4.363cm">
          <text:p text:style-name="P2">...</text:p>
          <draw:enhanced-geometry svg:viewBox="0 0 21600 21600" draw:text-areas="800 800 20800 20800" draw:type="round-rectangular-callout" draw:modifiers="-5382.36117592161 31263.9147802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2.142cm" svg:height="0.75cm" svg:x="11.812cm" svg:y="13.192cm">
          <text:p text:style-name="P10"><text:span text:style-name="T5">Help!</text:span></text:p>
          <draw:enhanced-geometry svg:viewBox="0 0 21600 21600" draw:text-areas="800 800 20800 20800" draw:type="round-rectangular-callout" draw:modifiers="-1441.34391040597 58156.0585885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11.684cm" svg:height="0.889cm" svg:x="3.286cm" svg:y="2.397cm">
          <text:p text:style-name="P2">Community room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1.684cm" svg:height="0.864cm" svg:x="15.343cm" svg:y="2.397cm">
          <text:p text:style-name="P2">Moderation room</text:p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5.142cm" svg:height="1.714cm" svg:x="18.969cm" svg:y="4.61cm">
          <text:p text:style-name="P4"><text:span text:style-name="T1">@alice:matrix.org</text:span><text:span text:style-name="T1"><text:line-break/></text:span><text:span text:style-name="T1">(mod)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579cm" svg:height="5.58cm" svg:x="22.463cm" svg:y="2.786cm">
          <draw:image xlink:href="Pictures/10000201000000FA000000FAEB1B085532A82974.png" xlink:type="simple" xlink:show="embed" xlink:actuate="onLoad" loext:mime-type="image/png">
            <text:p/>
          </draw:image>
        </draw:frame>
        <draw:connector draw:style-name="gr16" draw:text-style-name="P3" draw:layer="layout" draw:type="curve" svg:x1="11.603cm" svg:y1="15.312cm" svg:x2="18.969cm" svg:y2="5.467cm" draw:start-shape="id10" draw:start-glue-point="1" draw:end-shape="id11" draw:end-glue-point="3" svg:d="M11603 15312c5524 0 1842-9845 7366-9845" svg:viewBox="0 0 7367 9846">
          <text:p/>
        </draw:connector>
        <draw:custom-shape draw:style-name="gr10" draw:text-style-name="P10" draw:layer="layout" svg:width="2.142cm" svg:height="0.75cm" svg:x="16.13cm" svg:y="3.933cm">
          <text:p text:style-name="P10"><text:span text:style-name="T5">Coming!</text:span></text:p>
          <draw:enhanced-geometry svg:viewBox="0 0 21600 21600" draw:text-areas="800 800 20800 20800" draw:type="round-rectangular-callout" draw:modifiers="28373.3084461036 44407.9893475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5.08cm" svg:height="4.19cm" svg:x="2.524cm" svg:y="8.494cm">
          <draw:text-box>
            <text:p text:style-name="P5"><text:span text:style-name="T2">👿</text:span></text:p>
          </draw:text-box>
        </draw:frame>
        <draw:frame draw:style-name="gr1" draw:text-style-name="P1" draw:layer="layout" svg:width="2.551cm" svg:height="2.993cm" svg:x="14.197cm" svg:y="8.802cm">
          <draw:image xlink:href="Pictures/10000201000006A9000007D07026D1DD9AEC4E44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.823cm" svg:height="3.933cm" svg:x="21.21cm" svg:y="4.459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xml:id="id13" draw:id="id13" draw:layer="layout" svg:width="3.823cm" svg:height="3.933cm" svg:x="21.211cm" svg:y="12.968cm">
          <draw:image xlink:href="Pictures/1000020100000798000007D0656E90578BB7FE0A.png" xlink:type="simple" xlink:show="embed" xlink:actuate="onLoad" loext:mime-type="image/png">
            <text:p/>
          </draw:image>
        </draw:frame>
        <draw:frame draw:style-name="gr1" draw:text-style-name="P1" draw:layer="layout" svg:width="0.001cm" svg:height="0.001cm" svg:x="20.159cm" svg:y="12.107cm">
          <draw:image xlink:href="Pictures/10000C3900000000000000005E882449E964E193.svg" xlink:type="simple" xlink:show="embed" xlink:actuate="onLoad" loext:mime-type="image/svg+xml">
            <text:p/>
          </draw:image>
        </draw:frame>
        <draw:frame draw:style-name="gr1" draw:text-style-name="P1" draw:layer="layout" svg:width="0.001cm" svg:height="0.001cm" svg:x="12.483cm" svg:y="10.14cm">
          <draw:image xlink:href="Pictures/10000C3900000000000000005E882449E964E193.svg" xlink:type="simple" xlink:show="embed" xlink:actuate="onLoad" loext:mime-type="image/svg+xml">
            <text:p/>
          </draw:image>
        </draw:frame>
        <draw:custom-shape draw:style-name="gr2" draw:text-style-name="P2" draw:layer="layout" svg:width="6.096cm" svg:height="2.032cm" svg:x="7.126cm" svg:y="2.817cm">
          <text:p text:style-name="P2">@alice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6.096cm" svg:height="2.032cm" svg:x="7.126cm" svg:y="2.817cm">
          <text:p text:style-name="P2">@alice:matrix.org<text:line-break/>(mod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2.032cm" svg:x="7.121cm" svg:y="5.992cm">
          <text:p text:style-name="P2">@bob:matrix.org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6.096cm" svg:height="2.032cm" svg:x="7.121cm" svg:y="14.488cm">
          <text:p text:style-name="P2">@clara:fosdem.or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36cm" svg:height="1.905cm" svg:x="23.351cm" svg:y="13.599cm">
          <draw:image xlink:href="Pictures/100002010000007E0000007C299067CE5047823E.png" xlink:type="simple" xlink:show="embed" xlink:actuate="onLoad" loext:mime-type="image/png">
            <text:p/>
          </draw:image>
        </draw:frame>
        <draw:frame draw:style-name="gr1" draw:text-style-name="P1" draw:layer="layout" svg:width="1.983cm" svg:height="0.846cm" svg:x="23.255cm" svg:y="5.344cm">
          <draw:image xlink:href="Pictures/100002010000004B00000020D61B2B231453413A.png" xlink:type="simple" xlink:show="embed" xlink:actuate="onLoad" loext:mime-type="image/png">
            <text:p/>
          </draw:image>
        </draw:frame>
        <draw:frame draw:style-name="gr1" draw:text-style-name="P1" draw:layer="layout" svg:width="6.614cm" svg:height="6.614cm" svg:x="2.3cm" svg:y="0.662cm">
          <draw:image xlink:href="Pictures/10000201000000FA000000FAEB1B085532A82974.png" xlink:type="simple" xlink:show="embed" xlink:actuate="onLoad" loext:mime-type="image/png">
            <text:p/>
          </draw:image>
        </draw:frame>
        <draw:frame draw:style-name="gr1" draw:text-style-name="P1" draw:layer="layout" svg:width="2.921cm" svg:height="2.921cm" svg:x="4.132cm" svg:y="13.984cm">
          <draw:image xlink:href="Pictures/10000201000000800000008019789C66932A4D82.png" xlink:type="simple" xlink:show="embed" xlink:actuate="onLoad" loext:mime-type="image/png">
            <text:p/>
          </draw:image>
        </draw:frame>
        <draw:frame draw:style-name="gr1" draw:text-style-name="P1" draw:layer="layout" svg:width="2.37cm" svg:height="2.37cm" svg:x="4.332cm" svg:y="5.785cm">
          <draw:image xlink:href="Pictures/10000201000000C8000000C891E9E2564E19678D.png" xlink:type="simple" xlink:show="embed" xlink:actuate="onLoad" loext:mime-type="image/png">
            <text:p/>
          </draw:image>
        </draw:frame>
        <draw:custom-shape draw:style-name="gr2" draw:text-style-name="P2" draw:layer="layout" svg:width="6.096cm" svg:height="2.032cm" svg:x="7.121cm" svg:y="9.014cm">
          <text:p text:style-name="P2">@marvin:matrix.or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5cm" svg:height="2.359cm" svg:x="4.048cm" svg:y="8.76cm">
          <draw:image xlink:href="Pictures/10000201000007D0000005CE34288EB6165E419F.png" xlink:type="simple" xlink:show="embed" xlink:actuate="onLoad" loext:mime-type="image/png">
            <text:p/>
          </draw:image>
        </draw:frame>
        <draw:connector draw:style-name="gr9" draw:text-style-name="P3" draw:layer="layout" draw:type="line" svg:x1="13.217cm" svg:y1="15.504cm" svg:x2="21.211cm" svg:y2="14.934cm" draw:start-shape="id12" draw:start-glue-point="1" draw:end-shape="id13" draw:end-glue-point="3" svg:d="M13217 15504l7994-570" svg:viewBox="0 0 7995 571">
          <text:p/>
        </draw:connector>
        <draw:connector draw:style-name="gr9" draw:text-style-name="P3" draw:layer="layout" draw:type="line" svg:x1="21.211cm" svg:y1="14.934cm" svg:x2="13.222cm" svg:y2="3.833cm" draw:start-shape="id13" draw:start-glue-point="3" draw:end-shape="id14" draw:end-glue-point="1" svg:d="M21211 14934l-7989-11101" svg:viewBox="0 0 7990 11102">
          <text:p/>
        </draw:connector>
        <draw:custom-shape draw:style-name="gr17" draw:text-style-name="P2" draw:layer="layout" svg:width="2.54cm" svg:height="0.889cm" svg:x="13.954cm" svg:y="2.524cm">
          <text:p text:style-name="P2">!</text:p>
          <draw:enhanced-geometry svg:viewBox="0 0 21600 21600" draw:text-areas="800 800 20800 20800" draw:type="round-rectangular-callout" draw:modifiers="-5712.39669421488 35724.9438202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2.54cm" svg:height="0.889cm" svg:x="14.081cm" svg:y="13.954cm">
          <text:p text:style-name="P2">!</text:p>
          <draw:enhanced-geometry svg:viewBox="0 0 21600 21600" draw:text-areas="800 800 20800 20800" draw:type="round-rectangular-callout" draw:modifiers="-5712.39669421488 35724.9438202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2" draw:master-page-name="Default">
        <draw:frame draw:style-name="gr1" draw:text-style-name="P1" draw:layer="layout" svg:width="13.599cm" svg:height="15.874cm" svg:x="8.122cm" svg:y="2.62cm">
          <draw:image xlink:href="Pictures/100002010000020200000258CDC1E963E9847513.png" xlink:type="simple" xlink:show="embed" xlink:actuate="onLoad" loext:mime-type="image/png">
            <text:p/>
          </draw:image>
        </draw:frame>
      </draw:page>
      <draw:page draw:name="page8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Linux Libertine Display O" svg:font-family="'Linux Libertine Display O'" style:font-pitch="variable"/>
    <style:font-face style:name="Linux Libertine Display O1" svg:font-family="'Linux Libertine Display O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0:01:28.881339145</meta:creation-date>
    <dc:date>2022-01-21T10:15:44.531492385</dc:date>
    <meta:editing-duration>PT3H17M57S</meta:editing-duration>
    <meta:editing-cycles>14</meta:editing-cycles>
    <meta:generator>LibreOffice/6.4.7.2$Linux_X86_64 LibreOffice_project/40$Build-2</meta:generator>
    <meta:document-statistic meta:object-count="87"/>
  </office:meta>
</office:document-meta>
</file>